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28.95mm"/>
    </style:style>
    <style:style style:name="co4" style:family="table-column">
      <style:table-column-properties fo:break-before="auto" style:column-width="33.04mm"/>
    </style:style>
    <style:style style:name="co5" style:family="table-column">
      <style:table-column-properties fo:break-before="auto" style:column-width="36.85mm"/>
    </style:style>
    <style:style style:name="co6" style:family="table-column">
      <style:table-column-properties fo:break-before="auto" style:column-width="23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 style:data-style-name="N11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 style:data-style-name="N37"/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9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64.71mm" svg:height="90.04mm" svg:x="7.4mm" svg:y="183.8mm">
            <loext:p/>
            <draw:object draw:notify-on-update-of-ranges="Sheet1.G5:Sheet1.G5 Sheet1.G6:Sheet1.G24 Sheet1.H5:Sheet1.H5 Sheet1.H6:Sheet1.H2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18.04mm" svg:height="90.05mm" svg:x="15.37mm" svg:y="53.65mm">
            <loext:p/>
            <draw:object draw:notify-on-update-of-ranges="Sheet1.B3:Sheet1.B5 Sheet1.C3:Sheet1.C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Sucesso</text:p>
          </table:table-cell>
          <table:table-cell table:style-name="ce2" office:value-type="percentage" office:value="0.8421" calcext:value-type="percentage">
            <text:p>84,21%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Falha</text:p>
          </table:table-cell>
          <table:table-cell table:style-name="ce2" office:value-type="percentage" office:value="0.1053" calcext:value-type="percentage">
            <text:p>10,53%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Sem Resultado</text:p>
          </table:table-cell>
          <table:table-cell table:style-name="ce2" office:value-type="percentage" office:value="0.0526" calcext:value-type="percentage">
            <text:p>5,26%</text:p>
          </table:table-cell>
          <table:table-cell table:number-columns-repeated="3"/>
          <table:table-cell table:style-name="ce4" office:value-type="string" calcext:value-type="string">
            <text:p>Benchmark</text:p>
          </table:table-cell>
          <table:table-cell table:style-name="ce4" office:value-type="string" calcext:value-type="string">
            <text:p>Tempo de Verificação (s)</text:p>
          </table:table-cell>
          <table:table-cell table:style-name="ce4" office:value-type="string" calcext:value-type="string">
            <text:p>Successful?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account...</text:p>
          </table:table-cell>
          <table:table-cell table:style-name="ce5" office:value-type="float" office:value="0.102" calcext:value-type="float">
            <text:p>0,10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arithmetic...</text:p>
          </table:table-cell>
          <table:table-cell table:style-name="ce5" office:value-type="float" office:value="0.13" calcext:value-type="float">
            <text:p>0,13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carter...</text:p>
          </table:table-cell>
          <table:table-cell table:style-name="ce5" office:value-type="float" office:value="0.289" calcext:value-type="float">
            <text:p>0,28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circular...</text:p>
          </table:table-cell>
          <table:table-cell table:style-name="ce5" office:value-type="float" office:value="0.227" calcext:value-type="float">
            <text:p>0,22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queue...</text:p>
          </table:table-cell>
          <table:table-cell table:style-name="ce5" office:value-type="float" office:value="0.934" calcext:value-type="float">
            <text:p>0,93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sync01...</text:p>
          </table:table-cell>
          <table:table-cell table:style-name="ce5" office:value-type="float" office:value="0.451" calcext:value-type="float">
            <text:p>0,45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sync02...</text:p>
          </table:table-cell>
          <table:table-cell table:style-name="ce5" office:value-type="float" office:value="0.116" calcext:value-type="float">
            <text:p>0,11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token...</text:p>
          </table:table-cell>
          <table:table-cell table:style-name="ce5" office:value-type="float" office:value="0.307" calcext:value-type="float">
            <text:p>0,30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twostage...</text:p>
          </table:table-cell>
          <table:table-cell table:style-name="ce5" office:value-type="float" office:value="0.284" calcext:value-type="float">
            <text:p>0,28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wronglock...</text:p>
          </table:table-cell>
          <table:table-cell table:style-name="ce5" office:value-type="float" office:value="0.31" calcext:value-type="float">
            <text:p>0,31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race...</text:p>
          </table:table-cell>
          <table:table-cell table:style-name="ce5" office:value-type="float" office:value="0.399" calcext:value-type="float">
            <text:p>0,39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bigshot...</text:p>
          </table:table-cell>
          <table:table-cell table:style-name="ce5" office:value-type="float" office:value="10.724" calcext:value-type="float">
            <text:p>10,72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fib_...</text:p>
          </table:table-cell>
          <table:table-cell table:style-name="ce5" office:value-type="float" office:value="8.966" calcext:value-type="float">
            <text:p>8,966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fib_...</text:p>
          </table:table-cell>
          <table:table-cell table:style-name="ce5" office:value-type="float" office:value="11.147" calcext:value-type="float">
            <text:p>11,147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lazy01...</text:p>
          </table:table-cell>
          <table:table-cell table:style-name="ce5" office:value-type="float" office:value="0.259" calcext:value-type="float">
            <text:p>0,259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stateful01...</text:p>
          </table:table-cell>
          <table:table-cell table:style-name="ce5" office:value-type="float" office:value="0.264" calcext:value-type="float">
            <text:p>0,264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qw2004...</text:p>
          </table:table-cell>
          <table:table-cell table:style-name="ce5" office:value-type="float" office:value="0.25" calcext:value-type="float">
            <text:p>0,250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half...</text:p>
          </table:table-cell>
          <table:table-cell table:style-name="ce1" office:value-type="float" office:value="0.322" calcext:value-type="float">
            <text:p>0,322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6"/>
          <table:table-cell table:style-name="ce1" office:value-type="string" calcext:value-type="string">
            <text:p>no...</text:p>
          </table:table-cell>
          <table:table-cell table:style-name="ce1" office:value-type="float" office:value="0.32" calcext:value-type="float">
            <text:p>0,32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 table:number-rows-repeated="39">
          <table:table-cell table:number-columns-repeated="9"/>
        </table:table-row>
        <table:table-row table:style-name="ro1"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3"/>
          <table:table-cell table:number-columns-repeated="4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3"/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style-name="ce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0" loext:min-decimal-places="10" number:min-integer-digits="1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5" loext:min-decimal-places="5" number:min-integer-digits="1"/>
    </number:number-style>
    <number:number-style style:name="N118">
      <number:number number:decimal-places="4" loext:min-decimal-places="4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0">00/00/0000</text:date>, <text:time style:data-style-name="N2" text:time-value="13:42:27.5144880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8T07:13:53.226490143</meta:creation-date>
    <dc:date>2018-05-20T13:52:38.915117606</dc:date>
    <meta:editing-duration>PT38M33S</meta:editing-duration>
    <meta:editing-cycles>2</meta:editing-cycles>
    <meta:generator>LibreOffice/5.4.3.2$Linux_X86_64 LibreOffice_project/40$Build-2</meta:generator>
    <meta:document-statistic meta:table-count="1" meta:cell-count="6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9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link-data-style-to-source="true"/>
      <style:graphic-properties draw:stroke="none" draw:fill-color="#66666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472cm" svg:height="9.005cm" xlink:href=".." xlink:type="simple" chart:class="chart:bar" chart:style-name="ch1">
        <chart:title svg:x="5.877cm" svg:y="0.315cm" chart:style-name="ch2">
          <text:p>Tempo de Verificação</text:p>
        </chart:title>
        <chart:legend svg:x="2cm" svg:y="1.395cm" style:legend-expansion="custom" chartooo:width="4.44cm" chartooo:height="0.65cm" style:legend-expansion-aspect-ratio="6.83076923076923" chart:style-name="ch3"/>
        <chart:plot-area chart:style-name="ch4" table:cell-range-address="Sheet1.G5:Sheet1.H24" chart:data-source-has-labels="both" svg:x="0.329cm" svg:y="1.196cm" svg:width="15.814cm" svg:height="7.629cm">
          <chartooo:coordinate-region svg:x="1.612cm" svg:y="1.196cm" svg:width="14.531cm" svg:height="5.834cm"/>
          <chart:axis chart:dimension="x" chart:name="primary-x" chart:style-name="ch5" chartooo:axis-type="auto">
            <chartooo:date-scale/>
            <chart:categories table:cell-range-address="Sheet1.G6:Sheet1.G2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H6:Sheet1.H24" chart:label-cell-address="Sheet1.H5:Sheet1.H5" chart:class="chart:ba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o de Verificação (s)</text:p>
                <draw:g>
                  <svg:desc>Sheet1.H5:Sheet1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count...</text:p>
                <draw:g>
                  <svg:desc>Sheet1.G6:Sheet1.G24</svg:desc>
                </draw:g>
              </table:table-cell>
              <table:table-cell office:value-type="float" office:value="0.102">
                <text:p>0.102</text:p>
                <draw:g>
                  <svg:desc>Sheet1.H6:Sheet1.H24</svg:desc>
                </draw:g>
              </table:table-cell>
            </table:table-row>
            <table:table-row>
              <table:table-cell office:value-type="string">
                <text:p>arithmetic...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carter...</text:p>
              </table:table-cell>
              <table:table-cell office:value-type="float" office:value="0.289">
                <text:p>0.289</text:p>
              </table:table-cell>
            </table:table-row>
            <table:table-row>
              <table:table-cell office:value-type="string">
                <text:p>circular...</text:p>
              </table:table-cell>
              <table:table-cell office:value-type="float" office:value="0.227">
                <text:p>0.227</text:p>
              </table:table-cell>
            </table:table-row>
            <table:table-row>
              <table:table-cell office:value-type="string">
                <text:p>queue...</text:p>
              </table:table-cell>
              <table:table-cell office:value-type="float" office:value="0.934">
                <text:p>0.934</text:p>
              </table:table-cell>
            </table:table-row>
            <table:table-row>
              <table:table-cell office:value-type="string">
                <text:p>sync01...</text:p>
              </table:table-cell>
              <table:table-cell office:value-type="float" office:value="0.451">
                <text:p>0.451</text:p>
              </table:table-cell>
            </table:table-row>
            <table:table-row>
              <table:table-cell office:value-type="string">
                <text:p>sync02...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token...</text:p>
              </table:table-cell>
              <table:table-cell office:value-type="float" office:value="0.307">
                <text:p>0.307</text:p>
              </table:table-cell>
            </table:table-row>
            <table:table-row>
              <table:table-cell office:value-type="string">
                <text:p>twostage...</text:p>
              </table:table-cell>
              <table:table-cell office:value-type="float" office:value="0.284">
                <text:p>0.284</text:p>
              </table:table-cell>
            </table:table-row>
            <table:table-row>
              <table:table-cell office:value-type="string">
                <text:p>wronglock...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race...</text:p>
              </table:table-cell>
              <table:table-cell office:value-type="float" office:value="0.399">
                <text:p>0.399</text:p>
              </table:table-cell>
            </table:table-row>
            <table:table-row>
              <table:table-cell office:value-type="string">
                <text:p>bigshot...</text:p>
              </table:table-cell>
              <table:table-cell office:value-type="float" office:value="10.724">
                <text:p>10.724</text:p>
              </table:table-cell>
            </table:table-row>
            <table:table-row>
              <table:table-cell office:value-type="string">
                <text:p>fib_...</text:p>
              </table:table-cell>
              <table:table-cell office:value-type="float" office:value="8.966">
                <text:p>8.966</text:p>
              </table:table-cell>
            </table:table-row>
            <table:table-row>
              <table:table-cell office:value-type="string">
                <text:p>fib_...</text:p>
              </table:table-cell>
              <table:table-cell office:value-type="float" office:value="11.147">
                <text:p>11.147</text:p>
              </table:table-cell>
            </table:table-row>
            <table:table-row>
              <table:table-cell office:value-type="string">
                <text:p>lazy01...</text:p>
              </table:table-cell>
              <table:table-cell office:value-type="float" office:value="0.259">
                <text:p>0.259</text:p>
              </table:table-cell>
            </table:table-row>
            <table:table-row>
              <table:table-cell office:value-type="string">
                <text:p>stateful01...</text:p>
              </table:table-cell>
              <table:table-cell office:value-type="float" office:value="0.264">
                <text:p>0.264</text:p>
              </table:table-cell>
            </table:table-row>
            <table:table-row>
              <table:table-cell office:value-type="string">
                <text:p>qw2004...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half...</text:p>
              </table:table-cell>
              <table:table-cell office:value-type="float" office:value="0.322">
                <text:p>0.322</text:p>
              </table:table-cell>
            </table:table-row>
            <table:table-row>
              <table:table-cell office:value-type="string">
                <text:p>no...</text:p>
              </table:table-cell>
              <table:table-cell office:value-type="float" office:value="0.32">
                <text:p>0.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8">
      <number:number number:decimal-places="4" loext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8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8">
      <style:chart-properties chart:link-data-style-to-source="true" chart:data-label-number="percentage" chart:data-label-text="false" chart:data-label-symbol="false" chart:label-position="avoid-overlap"/>
      <style:graphic-properties draw:stroke="none" draw:fill-color="#666666" dr3d:edge-rounding="5%"/>
      <style:text-properties fo:color="#000000" fo:font-size="12pt" fo:font-weight="bold" style:font-size-asian="10pt" style:font-size-complex="10pt" style:text-overline-color="#ffffff"/>
    </style:style>
    <style:style style:name="ch9" style:family="chart">
      <style:chart-properties chart:solid-type="cuboid"/>
      <style:graphic-properties draw:fill-color="#666666"/>
    </style:style>
    <style:style style:name="ch10" style:family="chart">
      <style:chart-properties chart:solid-type="cuboid"/>
      <style:graphic-properties draw:fill-color="#cccccc"/>
    </style:style>
    <style:style style:name="ch11" style:family="chart">
      <style:chart-properties chart:solid-type="cuboid"/>
      <style:graphic-properties draw:fill-color="#eeeeee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805cm" svg:height="9.006cm" xlink:href=".." xlink:type="simple" chart:class="chart:circle" chart:style-name="ch1">
        <chart:title svg:x="3.08cm" svg:y="0.315cm" chart:style-name="ch2">
          <text:p>Resultados de Verificação</text:p>
        </chart:title>
        <chart:legend chart:legend-position="end" svg:x="8.051cm" svg:y="3.706cm" style:legend-expansion="high" chart:style-name="ch3"/>
        <chart:plot-area chart:style-name="ch4" table:cell-range-address="Sheet1.B3:Sheet1.C5" chart:data-source-has-labels="column" svg:x="0.236cm" svg:y="1.196cm" svg:width="7.579cm" svg:height="7.63cm">
          <chartooo:coordinate-region svg:x="0.236cm" svg:y="1.222cm" svg:width="7.579cm" svg:height="7.579cm"/>
          <chart:axis chart:dimension="x" chart:name="primary-x" chart:style-name="ch5" chartooo:axis-type="auto">
            <chartooo:date-scale/>
            <chart:categories table:cell-range-address="Sheet1.B3:Sheet1.B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C3:Sheet1.C5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Sucesso</text:p>
                <draw:g>
                  <svg:desc>Sheet1.B3:Sheet1.B5</svg:desc>
                </draw:g>
              </table:table-cell>
              <table:table-cell office:value-type="float" office:value="0.8421">
                <text:p>0.8421</text:p>
                <draw:g>
                  <svg:desc>Sheet1.C3:Sheet1.C5</svg:desc>
                </draw:g>
              </table:table-cell>
            </table:table-row>
            <table:table-row>
              <table:table-cell office:value-type="string">
                <text:p>Falha</text:p>
              </table:table-cell>
              <table:table-cell office:value-type="float" office:value="0.1053">
                <text:p>0.1053</text:p>
              </table:table-cell>
            </table:table-row>
            <table:table-row>
              <table:table-cell office:value-type="string">
                <text:p>Sem Resultado</text:p>
              </table:table-cell>
              <table:table-cell office:value-type="float" office:value="0.0526">
                <text:p>0.05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3.2$Linux_X86_64 LibreOffice_project/4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